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4.827cm" fo:min-width="21.72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23cm" fo:min-width="4.60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259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dee6ef" draw:textarea-horizontal-align="left" draw:textarea-vertical-align="middle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8cm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b3cac7" draw:textarea-horizontal-align="justify" draw:textarea-vertical-align="top" draw:auto-grow-height="false" fo:min-height="0.529cm" fo:min-width="5.042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 draw:fill-color="#ffde59"/>
      <style:paragraph-properties fo:text-align="center" style:writing-mode="lr-tb"/>
    </style:style>
    <style:style style:name="P13" style:family="paragraph">
      <loext:graphic-properties draw:fill="solid" draw:fill-color="#b3cac7"/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86cm" svg:height="5.715cm" svg:x="3.222cm" svg:y="8.937cm">
          <text:p text:style-name="P1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2.836cm" svg:x="11.795cm" svg:y="9.572cm">
          <text:p text:style-name="P3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4.189cm" svg:height="1.27cm" svg:x="12.43cm" svg:y="10.747cm">
          <text:p text:style-name="P3">API Cod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3.759cm" svg:height="1.906cm" svg:x="10.526cm" svg:y="5.252cm">
          <text:p text:style-name="P6">Dollar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2.539cm" svg:height="1.269cm" svg:x="22.591cm" svg:y="10.843cm">
          <text:p text:style-name="P3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2.405cm" svg:y1="7.158cm" svg:x2="14.524cm" svg:y2="9.572cm" draw:start-shape="id1" draw:start-glue-point="2" draw:end-shape="id2" draw:end-glue-point="0" svg:d="M12405 7158c0 1812 2119 605 2119 2414" svg:viewBox="0 0 2120 2415">
          <text:p/>
        </draw:connector>
        <draw:frame draw:style-name="gr7" draw:text-style-name="P9" draw:layer="layout" svg:width="2.585cm" svg:height="0.962cm" svg:x="19.687cm" svg:y="11.477cm">
          <draw:text-box>
            <text:p>queues</text:p>
          </draw:text-box>
        </draw:frame>
        <draw:connector draw:style-name="gr6" draw:text-style-name="P8" draw:layer="layout" draw:type="curve" svg:x1="16.619cm" svg:y1="11.382cm" svg:x2="22.591cm" svg:y2="11.477cm" draw:start-shape="id3" draw:start-glue-point="1" draw:end-shape="id4" draw:end-glue-point="3" svg:d="M16619 11382c4479 0 1493 95 5972 95" svg:viewBox="0 0 5973 96">
          <text:p/>
        </draw:connector>
        <draw:frame draw:style-name="gr8" draw:text-style-name="P8" draw:layer="layout" svg:width="1.348cm" svg:height="1.348cm" svg:x="12.748cm" svg:y="5.492cm">
          <draw:image xlink:href="Pictures/1000000100000033000000333A1C8B64.png" xlink:type="simple" xlink:show="embed" xlink:actuate="onLoad" draw:mime-type="image/png">
            <text:p/>
          </draw:image>
        </draw:frame>
        <draw:custom-shape draw:style-name="gr9" draw:text-style-name="P7" xml:id="id6" draw:id="id6" draw:layer="layout" svg:width="2.222cm" svg:height="1.27cm" svg:x="19.097cm" svg:y="5.88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" draw:id="id7" draw:layer="layout" svg:width="2.222cm" svg:height="1.27cm" svg:x="21.954cm" svg:y="5.88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5.206cm" svg:height="0.962cm" svg:x="19.261cm" svg:y="4.81cm">
          <draw:text-box>
            <text:p>3<text:span text:style-name="T1">rd</text:span> party vendors</text:p>
          </draw:text-box>
        </draw:frame>
        <draw:frame draw:style-name="gr11" draw:text-style-name="P9" draw:layer="layout" svg:width="3.608cm" svg:height="0.962cm" svg:x="12.633cm" svg:y="7.465cm">
          <draw:text-box>
            <text:p>transaction</text:p>
          </draw:text-box>
        </draw:frame>
        <draw:connector draw:style-name="gr6" draw:text-style-name="P8" draw:layer="layout" draw:type="curve" svg:x1="20.684cm" svg:y1="9.255cm" svg:x2="20.208cm" svg:y2="7.157cm" draw:start-shape="id5" draw:start-glue-point="0" draw:end-shape="id6" draw:end-glue-point="2" svg:d="M20684 9255c0-1573-476-525-476-2098" svg:viewBox="0 0 477 2099">
          <text:p/>
        </draw:connector>
        <draw:connector draw:style-name="gr6" draw:text-style-name="P8" draw:layer="layout" draw:type="curve" svg:x1="20.684cm" svg:y1="9.255cm" svg:x2="23.065cm" svg:y2="7.157cm" draw:start-shape="id5" draw:start-glue-point="0" draw:end-shape="id7" draw:end-glue-point="2" svg:d="M20684 9255c0-1573 2381-525 2381-2098" svg:viewBox="0 0 2382 2099">
          <text:p/>
        </draw:connector>
        <draw:custom-shape draw:style-name="gr12" draw:text-style-name="P7" xml:id="id14" draw:id="id14" draw:layer="layout" svg:width="4.025cm" svg:height="1.905cm" svg:x="8.302cm" svg:y="15.28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8" draw:id="id8" draw:layer="layout" svg:width="2.222cm" svg:height="1.27cm" svg:x="24.811cm" svg:y="5.88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20.684cm" svg:y1="9.255cm" svg:x2="25.922cm" svg:y2="7.157cm" draw:start-shape="id5" draw:start-glue-point="0" draw:end-shape="id8" draw:end-glue-point="2" svg:d="M20684 9255c0-1573 5238-525 5238-2098" svg:viewBox="0 0 5239 2099">
          <text:p/>
        </draw:connector>
        <draw:frame draw:style-name="gr13" draw:text-style-name="P11" draw:layer="layout" svg:width="5.844cm" svg:height="1.27cm" svg:x="3.411cm" svg:y="5.127cm">
          <draw:text-box>
            <text:p text:style-name="P10"><text:span text:style-name="T2">SDT Platform</text:span></text:p>
          </draw:text-box>
        </draw:frame>
        <draw:connector draw:style-name="gr6" draw:text-style-name="P8" draw:layer="layout" draw:type="curve" svg:x1="14.524cm" svg:y1="12.017cm" svg:x2="14.652cm" svg:y2="13.065cm" draw:start-shape="id3" draw:start-glue-point="2" draw:end-shape="id9" draw:end-glue-point="0" svg:d="M14524 12017c0 786 128 262 128 1048" svg:viewBox="0 0 129 1049">
          <text:p/>
        </draw:connector>
        <draw:custom-shape draw:style-name="gr4" draw:text-style-name="P7" xml:id="id10" draw:id="id10" draw:layer="layout" svg:width="3.759cm" svg:height="1.906cm" svg:x="14.844cm" svg:y="5.284cm">
          <text:p text:style-name="P6">Cash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348cm" svg:height="1.348cm" svg:x="16.989cm" svg:y="5.602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6" draw:text-style-name="P8" draw:layer="layout" draw:type="curve" svg:x1="16.723cm" svg:y1="7.19cm" svg:x2="14.524cm" svg:y2="9.572cm" draw:start-shape="id10" draw:start-glue-point="2" draw:end-shape="id2" draw:end-glue-point="0" svg:d="M16723 7190c0 1788-2199 597-2199 2382" svg:viewBox="0 0 2200 2383">
          <text:p/>
        </draw:connector>
        <draw:custom-shape draw:style-name="gr12" draw:text-style-name="P7" xml:id="id15" draw:id="id15" draw:layer="layout" svg:width="4.025cm" svg:height="1.905cm" svg:x="12.928cm" svg:y="15.287cm">
          <text:p text:style-name="P6">State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6" draw:id="id16" draw:layer="layout" svg:width="4.025cm" svg:height="1.905cm" svg:x="17.612cm" svg:y="15.287cm">
          <text:p text:style-name="P6">Other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13" draw:id="id13" draw:layer="layout" svg:width="4.128cm" svg:height="1.906cm" svg:x="3.857cm" svg:y="10.206cm">
          <text:p text:style-name="P3">BlockChain</text:p>
          <text:p text:style-name="P3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2" draw:id="id12" draw:layer="layout" svg:width="4.128cm" svg:height="1.906cm" svg:x="3.857cm" svg:y="12.429cm">
          <text:p text:style-name="P3">Secrets</text:p>
          <text:p text:style-name="P3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1" draw:id="id11" draw:layer="layout" svg:width="2.539cm" svg:height="1.269cm" svg:x="22.518cm" svg:y="12.631cm">
          <text:p text:style-name="P3">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6.619cm" svg:y1="11.382cm" svg:x2="22.518cm" svg:y2="13.265cm" draw:start-shape="id3" draw:start-glue-point="1" draw:end-shape="id11" draw:end-glue-point="3" svg:d="M16619 11382c4423 0 1474 1883 5899 1883" svg:viewBox="0 0 5900 1884">
          <text:p/>
        </draw:connector>
        <draw:frame draw:style-name="gr7" draw:text-style-name="P9" draw:layer="layout" svg:width="2.585cm" svg:height="0.962cm" svg:x="19.732cm" svg:y="13.373cm">
          <draw:text-box>
            <text:p>reads</text:p>
          </draw:text-box>
        </draw:frame>
        <draw:connector draw:style-name="gr6" draw:text-style-name="P8" draw:layer="layout" draw:type="curve" svg:x1="12.43cm" svg:y1="11.382cm" svg:x2="7.985cm" svg:y2="13.382cm" draw:start-shape="id3" draw:start-glue-point="3" draw:end-shape="id12" draw:end-glue-point="1" svg:d="M12430 11382c-3333 0-1111 2000-4445 2000" svg:viewBox="0 0 4446 2001">
          <text:p/>
        </draw:connector>
        <draw:frame draw:style-name="gr7" draw:text-style-name="P9" draw:layer="layout" svg:width="2.585cm" svg:height="0.962cm" svg:x="8.193cm" svg:y="13.4cm">
          <draw:text-box>
            <text:p>reads</text:p>
          </draw:text-box>
        </draw:frame>
        <draw:connector draw:style-name="gr6" draw:text-style-name="P8" draw:layer="layout" draw:type="curve" svg:x1="12.488cm" svg:y1="11.296cm" svg:x2="7.985cm" svg:y2="11.159cm" draw:end-shape="id13" draw:end-glue-point="1" svg:d="M12488 11296c-2970 0-719-137-4503-137" svg:viewBox="0 0 4504 138">
          <text:p/>
        </draw:connector>
        <draw:frame draw:style-name="gr16" draw:text-style-name="P9" draw:layer="layout" svg:width="3.185cm" svg:height="0.962cm" svg:x="4.165cm" svg:y="9.255cm">
          <draw:text-box>
            <text:p>validation</text:p>
          </draw:text-box>
        </draw:frame>
        <draw:frame draw:style-name="gr8" draw:text-style-name="P8" draw:layer="layout" svg:width="1.348cm" svg:height="1.348cm" svg:x="6.397cm" svg:y="12.74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7" draw:text-style-name="P9" draw:layer="layout" svg:width="4.348cm" svg:height="0.962cm" svg:x="3.954cm" svg:y="6.08cm">
          <draw:text-box>
            <text:p>API Overview</text:p>
          </draw:text-box>
        </draw:frame>
        <draw:custom-shape draw:style-name="gr18" draw:text-style-name="P13" xml:id="id9" draw:id="id9" draw:layer="layout" svg:width="5.714cm" svg:height="0.951cm" svg:x="11.795cm" svg:y="13.065cm">
          <text:p text:style-name="P3">Protocol 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5" draw:id="id5" draw:layer="layout" svg:width="5.714cm" svg:height="0.951cm" svg:x="17.827cm" svg:y="9.255cm">
          <text:p text:style-name="P3">Protocol 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draw:line-skew="0.002cm" svg:x1="14.652cm" svg:y1="14.016cm" svg:x2="10.314cm" svg:y2="15.287cm" draw:start-shape="id9" draw:start-glue-point="2" draw:end-shape="id14" draw:end-glue-point="0" svg:d="M14652 14016c0 955-4338 320-4338 1271" svg:viewBox="0 0 4339 1272">
          <text:p/>
        </draw:connector>
        <draw:connector draw:style-name="gr6" draw:text-style-name="P8" draw:layer="layout" draw:type="curve" svg:x1="16.593cm" svg:y1="11.43cm" svg:x2="20.684cm" svg:y2="10.206cm" draw:end-shape="id5" draw:end-glue-point="2" svg:d="M16593 11430c0-511 4091 100 4091-1224" svg:viewBox="0 0 4092 1225">
          <text:p/>
        </draw:connector>
        <draw:connector draw:style-name="gr6" draw:text-style-name="P8" draw:layer="layout" draw:type="curve" svg:x1="14.679cm" svg:y1="13.99cm" svg:x2="14.94cm" svg:y2="15.287cm" draw:end-shape="id15" draw:end-glue-point="0" svg:d="M14679 13990c0 567 261-81 261 1297" svg:viewBox="0 0 262 1298">
          <text:p/>
        </draw:connector>
        <draw:connector draw:style-name="gr6" draw:text-style-name="P8" draw:layer="layout" draw:type="curve" svg:x1="14.679cm" svg:y1="13.99cm" svg:x2="19.624cm" svg:y2="15.287cm" draw:end-shape="id16" draw:end-glue-point="0" svg:d="M14679 13990c0 567 4945-81 4945 1297" svg:viewBox="0 0 4946 129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7T16:39:53.235458537</dc:date>
    <meta:editing-duration>PT3H4M48S</meta:editing-duration>
    <meta:editing-cycles>48</meta:editing-cycles>
    <meta:generator>LibreOffice/24.8.3.2$Linux_X86_64 LibreOffice_project/e14c9fdd1f585efcbb2c5363087a99d20928d522</meta:generator>
    <meta:document-statistic meta:object-count="42"/>
  </office:meta>
</office:document-meta>
</file>